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text-properties officeooo:paragraph-rsid="001178a7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3">
      <style:text-properties officeooo:rsid="001178a7" officeooo:paragraph-rsid="001178a7"/>
    </style:style>
    <style:style style:name="P5" style:family="paragraph" style:parent-style-name="Heading_20_3">
      <style:text-properties officeooo:paragraph-rsid="001178a7"/>
    </style:style>
    <style:style style:name="P6" style:family="paragraph" style:parent-style-name="Text_20_body">
      <style:text-properties officeooo:rsid="001018a7" officeooo:paragraph-rsid="001018a7"/>
    </style:style>
    <style:style style:name="P7" style:family="paragraph" style:parent-style-name="Text_20_body">
      <style:text-properties officeooo:rsid="001018a7" officeooo:paragraph-rsid="001178a7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P9" style:family="paragraph" style:parent-style-name="Text_20_body">
      <style:text-properties officeooo:paragraph-rsid="001178a7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officeooo:paragraph-rsid="001178a7"/>
    </style:style>
    <style:style style:name="P11" style:family="paragraph" style:parent-style-name="Text_20_body" style:list-style-name="L1">
      <style:text-properties officeooo:paragraph-rsid="001178a7"/>
    </style:style>
    <style:style style:name="P12" style:family="paragraph" style:parent-style-name="Text_20_body">
      <style:text-properties officeooo:rsid="001608cb" officeooo:paragraph-rsid="001608cb"/>
    </style:style>
    <style:style style:name="P13" style:family="paragraph" style:parent-style-name="Title">
      <style:text-properties officeooo:rsid="001018a7" officeooo:paragraph-rsid="001018a7"/>
    </style:style>
    <style:style style:name="T1" style:family="text">
      <style:text-properties officeooo:rsid="001178a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40e9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eliverable 1</text:p>
      <text:p text:style-name="P6"/>
      <text:p text:style-name="P6"/>
      <text:h text:style-name="Heading_20_1" text:outline-level="1">System description</text:h>
      <text:p text:style-name="P8">Describe your system briefly including its main functionality (bulleted list). In particular, you must produce BOTH of the discussed context diagrams: the informal and formal notation. (cf. the lecture 1). </text:p>
      <text:p text:style-name="Text_20_body"/>
      <text:h text:style-name="P2" text:outline-level="2">Overall functionality</text:h>
      <text:p text:style-name="P6"/>
      <text:h text:style-name="P3" text:outline-level="2">Context diagram<text:span text:style-name="T1">s</text:span></text:h>
      <text:p text:style-name="Text_20_body"/>
      <text:h text:style-name="P4" text:outline-level="3">Formal</text:h>
      <text:p text:style-name="P9"/>
      <text:h text:style-name="P4" text:outline-level="3">Informal</text:h>
      <text:p text:style-name="P6"/>
      <text:p text:style-name="P6"/>
      <text:h text:style-name="P1" text:outline-level="1">Architectural analysis</text:h>
      <text:p text:style-name="P8">Describe architecturally significant requirements (ASRs). The ASRs should be in the form of Quality Attribute Scenarios and these should be the output of a Quality Attribute Workshop (QAW). You should also report on the outcomes of the QAW. There should be at least 3 scenario's for each significant architectural driver </text:p>
      <text:p text:style-name="P6"/>
      <text:h text:style-name="Heading_20_2" text:outline-level="2">Quality Attribute Workshop <text:span text:style-name="T4">&amp; ASRs</text:span></text:h>
      <text:p text:style-name="P6"/>
      <text:h text:style-name="Heading_20_2" text:outline-level="2">Quality Attribute Scenarios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3" text:outline-level="3">Refined Scenario 1 (Performance/Scalability)</text:h>
      <text:p text:style-name="Text_20_body"/>
      <text:list xml:id="list3571338069" text:style-name="L1">
        <text:list-item>
          <text:p text:style-name="P10"><text:span text:style-name="Strong_20_Emphasis">Scenario</text:span>: <text:span text:style-name="Emphasis">Massive user surge during the Champions League final</text:span></text:p>
        </text:list-item>
        <text:list-item>
          <text:p text:style-name="P10"><text:span text:style-name="Strong_20_Emphasis">Relevant Quality Attribute</text:span>: Performance/Scalability</text:p>
        </text:list-item>
        <text:list-item>
          <text:p text:style-name="P10"><text:span text:style-name="Strong_20_Emphasis">Stimulus Source</text:span>: End users (thousands of people logging in at once)</text:p>
        </text:list-item>
        <text:list-item>
          <text:p text:style-name="P10"><text:span text:style-name="Strong_20_Emphasis">Stimulus</text:span>: Concurrent users increase from 100 to 10,000 within 10 minutes</text:p>
        </text:list-item>
        <text:list-item>
          <text:p text:style-name="P10"><text:span text:style-name="Strong_20_Emphasis">Environment</text:span>: Production environment under normal operations, cloud deployment</text:p>
        </text:list-item>
        <text:list-item>
          <text:p text:style-name="P10"><text:span text:style-name="Strong_20_Emphasis">Artifact</text:span>: Aggregator Web Application (front-end + aggregator back-end)</text:p>
        </text:list-item>
        <text:list-item>
          <text:p text:style-name="P10"><text:span text:style-name="Strong_20_Emphasis">Response</text:span>: The system continues to serve updated odds without errors or significant delays</text:p>
        </text:list-item>
        <text:list-item>
          <text:p text:style-name="P10"><text:span text:style-name="Strong_20_Emphasis">Response Measure</text:span>:</text:p>
          <text:list>
            <text:list-item>
              <text:p text:style-name="P10">Pages load within 2 seconds for 95% of requests</text:p>
            </text:list-item>
            <text:list-item>
              <text:p text:style-name="P11">Odds update within 3 seconds of provider feed changes</text:p>
            </text:list-item>
          </text:list>
        </text:list-item>
      </text:list>
      <text:p text:style-name="P9"><text:span text:style-name="Strong_20_Emphasis"><text:span text:style-name="T2"/></text:span></text:p>
      <text:h text:style-name="P5" text:outline-level="3"><text:soft-page-break/>Refined Scenario <text:span text:style-name="T1">2</text:span> (Performance/Scalability)</text:h>
      <text:p text:style-name="P9"/>
      <text:list text:continue-numbering="true" text:style-name="L1">
        <text:list-item>
          <text:p text:style-name="P10"><text:span text:style-name="Strong_20_Emphasis">Scenario</text:span>: <text:span text:style-name="Emphasis">Massive user surge during the Champions League final</text:span></text:p>
        </text:list-item>
        <text:list-item>
          <text:p text:style-name="P10"><text:span text:style-name="Strong_20_Emphasis">Relevant Quality Attribute</text:span>: Performance/Scalability</text:p>
        </text:list-item>
        <text:list-item>
          <text:p text:style-name="P10"><text:span text:style-name="Strong_20_Emphasis">Stimulus Source</text:span>: End users (thousands of people logging in at once)</text:p>
        </text:list-item>
        <text:list-item>
          <text:p text:style-name="P10"><text:span text:style-name="Strong_20_Emphasis">Stimulus</text:span>: Concurrent users increase from 100 to 10,000 within 10 minutes</text:p>
        </text:list-item>
        <text:list-item>
          <text:p text:style-name="P10"><text:span text:style-name="Strong_20_Emphasis">Environment</text:span>: Production environment under normal operations, cloud deployment</text:p>
        </text:list-item>
        <text:list-item>
          <text:p text:style-name="P10"><text:span text:style-name="Strong_20_Emphasis">Artifact</text:span>: Aggregator Web Application (front-end + aggregator back-end)</text:p>
        </text:list-item>
        <text:list-item>
          <text:p text:style-name="P10"><text:span text:style-name="Strong_20_Emphasis">Response</text:span>: The system continues to serve updated odds without errors or significant delays</text:p>
        </text:list-item>
        <text:list-item>
          <text:p text:style-name="P10"><text:span text:style-name="Strong_20_Emphasis">Response Measure</text:span>:</text:p>
          <text:list>
            <text:list-item>
              <text:p text:style-name="P10">Pages load within 2 seconds for 95% of requests</text:p>
            </text:list-item>
            <text:list-item>
              <text:p text:style-name="P11">Odds update within 3 seconds of provider feed changes</text:p>
            </text:list-item>
          </text:list>
        </text:list-item>
      </text:list>
      <text:p text:style-name="P9"><text:span text:style-name="Strong_20_Emphasis"><text:span text:style-name="T2"/></text:span></text:p>
      <text:p text:style-name="P7"/>
      <text:p text:style-name="P6"/>
      <text:h text:style-name="P1" text:outline-level="1">Architecture backlog</text:h>
      <text:p text:style-name="P12">3. Maintain and report on an architecture backlog. The backlog should contain decisions you have to make, work you need to do, issues you have etc. all in the <text:span text:style-name="T2">scope of the system</text:span> and <text:span text:style-name="T2">not the project.</text:span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09:06:11.706000000</meta:creation-date>
    <dc:date>2025-02-17T09:13:36.745000000</dc:date>
    <meta:editing-duration>PT7M23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5" meta:paragraph-count="35" meta:word-count="335" meta:character-count="2228" meta:non-whitespace-character-count="1946"/>
  </office:meta>
</office:document-meta>
</file>